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>
            <draw:frame table:end-cell-address="Sheet1.Q34" table:end-x="0.306cm" table:end-y="0.281cm" draw:z-index="0" draw:style-name="gr1" draw:text-style-name="P1" svg:width="36.297cm" svg:height="15.09cm" svg:x="0.139cm" svg:y="0.133cm">
              <draw:object draw:notify-on-update-of-ranges="Sheet1.K15:Sheet1.K15 Sheet1.I2:Sheet1.I9 Sheet1.J1:Sheet1.J1 Sheet1.J2:Sheet1.J9 Sheet1.K1:Sheet1.K1 Sheet1.K2:Sheet1.K9 Sheet1.L1:Sheet1.L1 Sheet1.L2:Sheet1.L9 Sheet1.M1:Sheet1.M1 Sheet1.M2:Sheet1.M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string">
            <text:p>Tesla</text:p>
          </table:table-cell>
          <table:table-cell office:value-type="string">
            <text:p>Pomegranate</text:p>
          </table:table-cell>
          <table:table-cell office:value-type="string">
            <text:p>Tesla OpenCL</text:p>
          </table:table-cell>
          <table:table-cell office:value-type="string">
            <text:p>Pomegranate OpenCL</text:p>
          </table:table-cell>
          <table:table-cell table:number-columns-repeated="2"/>
          <table:table-cell office:value-type="string">
            <text:p>natoms</text:p>
          </table:table-cell>
          <table:table-cell office:value-type="string">
            <text:p>CUDA Tesla</text:p>
          </table:table-cell>
          <table:table-cell office:value-type="string">
            <text:p>CUDA Pomegranate</text:p>
          </table:table-cell>
          <table:table-cell office:value-type="string">
            <text:p>OpenCL Tesla</text:p>
          </table:table-cell>
          <table:table-cell office:value-type="string">
            <text:p>OpenCL Pomegranate</text:p>
          </table:table-cell>
        </table:table-row>
        <table:table-row table:style-name="ro1">
          <table:table-cell/>
          <table:table-cell office:value-type="string">
            <text:p>natoms=16384</text:p>
          </table:table-cell>
          <table:table-cell office:value-type="float" office:value="2.882">
            <text:p>2.882</text:p>
          </table:table-cell>
          <table:table-cell office:value-type="float" office:value="2.133">
            <text:p>2.133</text:p>
          </table:table-cell>
          <table:table-cell office:value-type="float" office:value="4.82">
            <text:p>4.82</text:p>
          </table:table-cell>
          <table:table-cell office:value-type="float" office:value="2.725">
            <text:p>2.725</text:p>
          </table:table-cell>
          <table:table-cell table:number-columns-repeated="2"/>
          <table:table-cell office:value-type="float" office:value="16384">
            <text:p>16384</text:p>
          </table:table-cell>
          <table:table-cell office:value-type="float" office:value="2.8467">
            <text:p>2.8467</text:p>
          </table:table-cell>
          <table:table-cell office:value-type="float" office:value="2.1056">
            <text:p>2.1056</text:p>
          </table:table-cell>
          <table:table-cell office:value-type="float" office:value="4.8746">
            <text:p>4.8746</text:p>
          </table:table-cell>
          <table:table-cell office:value-type="float" office:value="2.7074">
            <text:p>2.7074</text:p>
          </table:table-cell>
        </table:table-row>
        <table:table-row table:style-name="ro2">
          <table:table-cell table:number-columns-repeated="2"/>
          <table:table-cell office:value-type="float" office:value="2.919">
            <text:p>2.919</text:p>
          </table:table-cell>
          <table:table-cell office:value-type="float" office:value="2.121">
            <text:p>2.121</text:p>
          </table:table-cell>
          <table:table-cell office:value-type="float" office:value="4.91">
            <text:p>4.91</text:p>
          </table:table-cell>
          <table:table-cell office:value-type="float" office:value="2.71">
            <text:p>2.71</text:p>
          </table:table-cell>
          <table:table-cell table:number-columns-repeated="2"/>
          <table:table-cell office:value-type="float" office:value="32000">
            <text:p>32000</text:p>
          </table:table-cell>
          <table:table-cell office:value-type="float" office:value="4.7698">
            <text:p>4.7698</text:p>
          </table:table-cell>
          <table:table-cell office:value-type="float" office:value="3.7095">
            <text:p>3.7095</text:p>
          </table:table-cell>
          <table:table-cell office:value-type="float" office:value="7.812">
            <text:p>7.812</text:p>
          </table:table-cell>
          <table:table-cell office:value-type="float" office:value="5.1482">
            <text:p>5.1482</text:p>
          </table:table-cell>
        </table:table-row>
        <table:table-row table:style-name="ro2">
          <table:table-cell table:number-columns-repeated="2"/>
          <table:table-cell office:value-type="float" office:value="2.752">
            <text:p>2.752</text:p>
          </table:table-cell>
          <table:table-cell office:value-type="float" office:value="2.032">
            <text:p>2.032</text:p>
          </table:table-cell>
          <table:table-cell office:value-type="float" office:value="5.02">
            <text:p>5.02</text:p>
          </table:table-cell>
          <table:table-cell office:value-type="float" office:value="2.709">
            <text:p>2.709</text:p>
          </table:table-cell>
          <table:table-cell table:number-columns-repeated="2"/>
          <table:table-cell office:value-type="float" office:value="55296">
            <text:p>55296</text:p>
          </table:table-cell>
          <table:table-cell office:value-type="float" office:value="7.3485">
            <text:p>7.3485</text:p>
          </table:table-cell>
          <table:table-cell office:value-type="float" office:value="5.5011">
            <text:p>5.5011</text:p>
          </table:table-cell>
          <table:table-cell office:value-type="float" office:value="11.9918">
            <text:p>11.9918</text:p>
          </table:table-cell>
          <table:table-cell office:value-type="float" office:value="7.8365">
            <text:p>7.8365</text:p>
          </table:table-cell>
        </table:table-row>
        <table:table-row table:style-name="ro2">
          <table:table-cell table:number-columns-repeated="2"/>
          <table:table-cell office:value-type="float" office:value="2.883">
            <text:p>2.883</text:p>
          </table:table-cell>
          <table:table-cell office:value-type="float" office:value="2.127">
            <text:p>2.127</text:p>
          </table:table-cell>
          <table:table-cell office:value-type="float" office:value="4.812">
            <text:p>4.812</text:p>
          </table:table-cell>
          <table:table-cell office:value-type="float" office:value="2.701">
            <text:p>2.701</text:p>
          </table:table-cell>
          <table:table-cell table:number-columns-repeated="2"/>
          <table:table-cell office:value-type="float" office:value="87808">
            <text:p>87808</text:p>
          </table:table-cell>
          <table:table-cell office:value-type="float" office:value="11.7283">
            <text:p>11.7283</text:p>
          </table:table-cell>
          <table:table-cell office:value-type="float" office:value="8.7915">
            <text:p>8.7915</text:p>
          </table:table-cell>
          <table:table-cell office:value-type="float" office:value="18.8291">
            <text:p>18.8291</text:p>
          </table:table-cell>
          <table:table-cell office:value-type="float" office:value="13.7408">
            <text:p>13.7408</text:p>
          </table:table-cell>
        </table:table-row>
        <table:table-row table:style-name="ro2">
          <table:table-cell table:number-columns-repeated="2"/>
          <table:table-cell office:value-type="float" office:value="3.022">
            <text:p>3.022</text:p>
          </table:table-cell>
          <table:table-cell office:value-type="float" office:value="2.119">
            <text:p>2.119</text:p>
          </table:table-cell>
          <table:table-cell office:value-type="float" office:value="4.761">
            <text:p>4.761</text:p>
          </table:table-cell>
          <table:table-cell office:value-type="float" office:value="2.712">
            <text:p>2.712</text:p>
          </table:table-cell>
          <table:table-cell table:number-columns-repeated="2"/>
          <table:table-cell office:value-type="float" office:value="131072">
            <text:p>131072</text:p>
          </table:table-cell>
          <table:table-cell office:value-type="float" office:value="16.2184">
            <text:p>16.2184</text:p>
          </table:table-cell>
          <table:table-cell office:value-type="float" office:value="12.6917">
            <text:p>12.6917</text:p>
          </table:table-cell>
          <table:table-cell office:value-type="float" office:value="24.9654">
            <text:p>24.9654</text:p>
          </table:table-cell>
          <table:table-cell office:value-type="float" office:value="18.2391">
            <text:p>18.2391</text:p>
          </table:table-cell>
        </table:table-row>
        <table:table-row table:style-name="ro2">
          <table:table-cell table:number-columns-repeated="2"/>
          <table:table-cell office:value-type="float" office:value="2.785">
            <text:p>2.785</text:p>
          </table:table-cell>
          <table:table-cell office:value-type="float" office:value="2.129">
            <text:p>2.129</text:p>
          </table:table-cell>
          <table:table-cell office:value-type="float" office:value="4.878">
            <text:p>4.878</text:p>
          </table:table-cell>
          <table:table-cell office:value-type="float" office:value="2.701">
            <text:p>2.701</text:p>
          </table:table-cell>
          <table:table-cell table:number-columns-repeated="2"/>
          <table:table-cell office:value-type="float" office:value="186624">
            <text:p>186624</text:p>
          </table:table-cell>
          <table:table-cell office:value-type="float" office:value="22.4056">
            <text:p>22.4056</text:p>
          </table:table-cell>
          <table:table-cell office:value-type="float" office:value="16.7261">
            <text:p>16.7261</text:p>
          </table:table-cell>
          <table:table-cell office:value-type="float" office:value="32.0214">
            <text:p>32.0214</text:p>
          </table:table-cell>
          <table:table-cell office:value-type="float" office:value="25.3743">
            <text:p>25.3743</text:p>
          </table:table-cell>
        </table:table-row>
        <table:table-row table:style-name="ro2">
          <table:table-cell table:number-columns-repeated="2"/>
          <table:table-cell office:value-type="float" office:value="2.813">
            <text:p>2.813</text:p>
          </table:table-cell>
          <table:table-cell office:value-type="float" office:value="2.12">
            <text:p>2.12</text:p>
          </table:table-cell>
          <table:table-cell office:value-type="float" office:value="4.86">
            <text:p>4.86</text:p>
          </table:table-cell>
          <table:table-cell office:value-type="float" office:value="2.716">
            <text:p>2.716</text:p>
          </table:table-cell>
          <table:table-cell table:number-columns-repeated="2"/>
          <table:table-cell office:value-type="float" office:value="256000">
            <text:p>256000</text:p>
          </table:table-cell>
          <table:table-cell office:value-type="float" office:value="30.6847">
            <text:p>30.6847</text:p>
          </table:table-cell>
          <table:table-cell office:value-type="float" office:value="23.554">
            <text:p>23.554</text:p>
          </table:table-cell>
          <table:table-cell office:value-type="float" office:value="40.8105">
            <text:p>40.8105</text:p>
          </table:table-cell>
          <table:table-cell office:value-type="float" office:value="31.9922">
            <text:p>31.9922</text:p>
          </table:table-cell>
        </table:table-row>
        <table:table-row table:style-name="ro2">
          <table:table-cell table:number-columns-repeated="2"/>
          <table:table-cell office:value-type="float" office:value="2.885">
            <text:p>2.885</text:p>
          </table:table-cell>
          <table:table-cell office:value-type="float" office:value="2.12">
            <text:p>2.12</text:p>
          </table:table-cell>
          <table:table-cell office:value-type="float" office:value="4.881">
            <text:p>4.881</text:p>
          </table:table-cell>
          <table:table-cell office:value-type="float" office:value="2.706">
            <text:p>2.706</text:p>
          </table:table-cell>
          <table:table-cell table:number-columns-repeated="2"/>
          <table:table-cell office:value-type="float" office:value="340736">
            <text:p>340736</text:p>
          </table:table-cell>
          <table:table-cell office:value-type="float" office:value="40.5835">
            <text:p>40.5835</text:p>
          </table:table-cell>
          <table:table-cell office:value-type="float" office:value="29.5768">
            <text:p>29.5768</text:p>
          </table:table-cell>
          <table:table-cell office:value-type="float" office:value="52.9136">
            <text:p>52.9136</text:p>
          </table:table-cell>
          <table:table-cell office:value-type="float" office:value="45.479">
            <text:p>45.479</text:p>
          </table:table-cell>
        </table:table-row>
        <table:table-row table:style-name="ro2">
          <table:table-cell table:number-columns-repeated="2"/>
          <table:table-cell office:value-type="float" office:value="2.766">
            <text:p>2.766</text:p>
          </table:table-cell>
          <table:table-cell office:value-type="float" office:value="2.124">
            <text:p>2.124</text:p>
          </table:table-cell>
          <table:table-cell office:value-type="float" office:value="4.808">
            <text:p>4.808</text:p>
          </table:table-cell>
          <table:table-cell office:value-type="float" office:value="2.71">
            <text:p>2.7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76">
            <text:p>2.76</text:p>
          </table:table-cell>
          <table:table-cell office:value-type="float" office:value="2.031">
            <text:p>2.031</text:p>
          </table:table-cell>
          <table:table-cell office:value-type="float" office:value="4.996">
            <text:p>4.996</text:p>
          </table:table-cell>
          <table:table-cell office:value-type="float" office:value="2.684">
            <text:p>2.684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2:.C11])" office:value-type="float" office:value="2.8467">
            <text:p>2.8467</text:p>
          </table:table-cell>
          <table:table-cell table:formula="of:=AVERAGE([.D2:.D11])" office:value-type="float" office:value="2.1056">
            <text:p>2.1056</text:p>
          </table:table-cell>
          <table:table-cell table:formula="of:=AVERAGE([.E2:.E11])" office:value-type="float" office:value="4.8746">
            <text:p>4.8746</text:p>
          </table:table-cell>
          <table:table-cell table:formula="of:=AVERAGE([.F2:.F11])" office:value-type="float" office:value="2.7074">
            <text:p>2.7074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office:value-type="string">
            <text:p>Tesla OpenCL</text:p>
          </table:table-cell>
          <table:table-cell office:value-type="string">
            <text:p>Pomegranate OpenC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atoms=32000</text:p>
          </table:table-cell>
          <table:table-cell office:value-type="float" office:value="4.763">
            <text:p>4.763</text:p>
          </table:table-cell>
          <table:table-cell office:value-type="float" office:value="3.707">
            <text:p>3.707</text:p>
          </table:table-cell>
          <table:table-cell office:value-type="float" office:value="7.8">
            <text:p>7.8</text:p>
          </table:table-cell>
          <table:table-cell office:value-type="float" office:value="5.154">
            <text:p>5.154</text:p>
          </table:table-cell>
          <table:table-cell table:number-columns-repeated="4"/>
          <table:table-cell/>
          <table:table-cell table:number-columns-repeated="2"/>
        </table:table-row>
        <table:table-row table:style-name="ro2">
          <table:table-cell table:number-columns-repeated="2"/>
          <table:table-cell office:value-type="float" office:value="4.7">
            <text:p>4.7</text:p>
          </table:table-cell>
          <table:table-cell office:value-type="float" office:value="3.707">
            <text:p>3.707</text:p>
          </table:table-cell>
          <table:table-cell office:value-type="float" office:value="7.832">
            <text:p>7.832</text:p>
          </table:table-cell>
          <table:table-cell office:value-type="float" office:value="5.145">
            <text:p>5.14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.705">
            <text:p>4.705</text:p>
          </table:table-cell>
          <table:table-cell office:value-type="float" office:value="3.712">
            <text:p>3.712</text:p>
          </table:table-cell>
          <table:table-cell office:value-type="float" office:value="7.856">
            <text:p>7.856</text:p>
          </table:table-cell>
          <table:table-cell office:value-type="float" office:value="5.133">
            <text:p>5.13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5.003">
            <text:p>5.003</text:p>
          </table:table-cell>
          <table:table-cell office:value-type="float" office:value="3.716">
            <text:p>3.716</text:p>
          </table:table-cell>
          <table:table-cell office:value-type="float" office:value="7.771">
            <text:p>7.771</text:p>
          </table:table-cell>
          <table:table-cell office:value-type="float" office:value="5.162">
            <text:p>5.16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.705">
            <text:p>4.705</text:p>
          </table:table-cell>
          <table:table-cell office:value-type="float" office:value="3.71">
            <text:p>3.71</text:p>
          </table:table-cell>
          <table:table-cell office:value-type="float" office:value="7.815">
            <text:p>7.815</text:p>
          </table:table-cell>
          <table:table-cell office:value-type="float" office:value="5.166">
            <text:p>5.1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.757">
            <text:p>4.757</text:p>
          </table:table-cell>
          <table:table-cell office:value-type="float" office:value="3.713">
            <text:p>3.713</text:p>
          </table:table-cell>
          <table:table-cell office:value-type="float" office:value="7.868">
            <text:p>7.868</text:p>
          </table:table-cell>
          <table:table-cell office:value-type="float" office:value="5.149">
            <text:p>5.14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.789">
            <text:p>4.789</text:p>
          </table:table-cell>
          <table:table-cell office:value-type="float" office:value="3.712">
            <text:p>3.712</text:p>
          </table:table-cell>
          <table:table-cell office:value-type="float" office:value="7.828">
            <text:p>7.828</text:p>
          </table:table-cell>
          <table:table-cell office:value-type="float" office:value="5.156">
            <text:p>5.15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.771">
            <text:p>4.771</text:p>
          </table:table-cell>
          <table:table-cell office:value-type="float" office:value="3.707">
            <text:p>3.707</text:p>
          </table:table-cell>
          <table:table-cell office:value-type="float" office:value="7.73">
            <text:p>7.73</text:p>
          </table:table-cell>
          <table:table-cell office:value-type="float" office:value="5.126">
            <text:p>5.12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.794">
            <text:p>4.794</text:p>
          </table:table-cell>
          <table:table-cell office:value-type="float" office:value="3.701">
            <text:p>3.701</text:p>
          </table:table-cell>
          <table:table-cell office:value-type="float" office:value="7.763">
            <text:p>7.763</text:p>
          </table:table-cell>
          <table:table-cell office:value-type="float" office:value="5.157">
            <text:p>5.15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.711">
            <text:p>4.711</text:p>
          </table:table-cell>
          <table:table-cell office:value-type="float" office:value="3.71">
            <text:p>3.71</text:p>
          </table:table-cell>
          <table:table-cell office:value-type="float" office:value="7.857">
            <text:p>7.857</text:p>
          </table:table-cell>
          <table:table-cell office:value-type="float" office:value="5.134">
            <text:p>5.134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15:.C24])" office:value-type="float" office:value="4.7698">
            <text:p>4.7698</text:p>
          </table:table-cell>
          <table:table-cell table:formula="of:=AVERAGE([.D15:.D24])" office:value-type="float" office:value="3.7095">
            <text:p>3.7095</text:p>
          </table:table-cell>
          <table:table-cell table:formula="of:=AVERAGE([.E15:.E24])" office:value-type="float" office:value="7.812">
            <text:p>7.812</text:p>
          </table:table-cell>
          <table:table-cell table:formula="of:=AVERAGE([.F15:.F24])" office:value-type="float" office:value="5.1482">
            <text:p>5.1482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office:value-type="string">
            <text:p>Tesla OpenCL</text:p>
          </table:table-cell>
          <table:table-cell office:value-type="string">
            <text:p>Pomegranate OpenC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atoms=55296</text:p>
          </table:table-cell>
          <table:table-cell office:value-type="float" office:value="7.4">
            <text:p>7.4</text:p>
          </table:table-cell>
          <table:table-cell office:value-type="float" office:value="5.589">
            <text:p>5.589</text:p>
          </table:table-cell>
          <table:table-cell office:value-type="float" office:value="11.915">
            <text:p>11.915</text:p>
          </table:table-cell>
          <table:table-cell office:value-type="float" office:value="7.838">
            <text:p>7.83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09">
            <text:p>7.109</text:p>
          </table:table-cell>
          <table:table-cell office:value-type="float" office:value="5.445">
            <text:p>5.445</text:p>
          </table:table-cell>
          <table:table-cell office:value-type="float" office:value="12.725">
            <text:p>12.725</text:p>
          </table:table-cell>
          <table:table-cell office:value-type="float" office:value="7.838">
            <text:p>7.83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401">
            <text:p>7.401</text:p>
          </table:table-cell>
          <table:table-cell office:value-type="float" office:value="5.45">
            <text:p>5.45</text:p>
          </table:table-cell>
          <table:table-cell office:value-type="float" office:value="11.814">
            <text:p>11.814</text:p>
          </table:table-cell>
          <table:table-cell office:value-type="float" office:value="7.835">
            <text:p>7.83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407">
            <text:p>7.407</text:p>
          </table:table-cell>
          <table:table-cell office:value-type="float" office:value="5.443">
            <text:p>5.443</text:p>
          </table:table-cell>
          <table:table-cell office:value-type="float" office:value="11.939">
            <text:p>11.939</text:p>
          </table:table-cell>
          <table:table-cell office:value-type="float" office:value="7.836">
            <text:p>7.83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376">
            <text:p>7.376</text:p>
          </table:table-cell>
          <table:table-cell office:value-type="float" office:value="5.591">
            <text:p>5.591</text:p>
          </table:table-cell>
          <table:table-cell office:value-type="float" office:value="11.897">
            <text:p>11.897</text:p>
          </table:table-cell>
          <table:table-cell office:value-type="float" office:value="7.83">
            <text:p>7.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536">
            <text:p>7.536</text:p>
          </table:table-cell>
          <table:table-cell office:value-type="float" office:value="5.59">
            <text:p>5.59</text:p>
          </table:table-cell>
          <table:table-cell office:value-type="float" office:value="11.843">
            <text:p>11.843</text:p>
          </table:table-cell>
          <table:table-cell office:value-type="float" office:value="7.837">
            <text:p>7.83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423">
            <text:p>7.423</text:p>
          </table:table-cell>
          <table:table-cell office:value-type="float" office:value="5.436">
            <text:p>5.436</text:p>
          </table:table-cell>
          <table:table-cell office:value-type="float" office:value="11.843">
            <text:p>11.843</text:p>
          </table:table-cell>
          <table:table-cell office:value-type="float" office:value="7.83">
            <text:p>7.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412">
            <text:p>7.412</text:p>
          </table:table-cell>
          <table:table-cell office:value-type="float" office:value="5.439">
            <text:p>5.439</text:p>
          </table:table-cell>
          <table:table-cell office:value-type="float" office:value="11.847">
            <text:p>11.847</text:p>
          </table:table-cell>
          <table:table-cell office:value-type="float" office:value="7.837">
            <text:p>7.83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9">
            <text:p>7.159</text:p>
          </table:table-cell>
          <table:table-cell office:value-type="float" office:value="5.44">
            <text:p>5.44</text:p>
          </table:table-cell>
          <table:table-cell office:value-type="float" office:value="11.891">
            <text:p>11.891</text:p>
          </table:table-cell>
          <table:table-cell office:value-type="float" office:value="7.831">
            <text:p>7.83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262">
            <text:p>7.262</text:p>
          </table:table-cell>
          <table:table-cell office:value-type="float" office:value="5.588">
            <text:p>5.588</text:p>
          </table:table-cell>
          <table:table-cell office:value-type="float" office:value="12.204">
            <text:p>12.204</text:p>
          </table:table-cell>
          <table:table-cell office:value-type="float" office:value="7.853">
            <text:p>7.853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28:.C37])" office:value-type="float" office:value="7.3485">
            <text:p>7.3485</text:p>
          </table:table-cell>
          <table:table-cell table:formula="of:=AVERAGE([.D28:.D37])" office:value-type="float" office:value="5.5011">
            <text:p>5.5011</text:p>
          </table:table-cell>
          <table:table-cell table:formula="of:=AVERAGE([.E28:.E37])" office:value-type="float" office:value="11.9918">
            <text:p>11.9918</text:p>
          </table:table-cell>
          <table:table-cell table:formula="of:=AVERAGE([.F28:.F37])" office:value-type="float" office:value="7.8365">
            <text:p>7.8365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office:value-type="string">
            <text:p>Tesla OpenCL</text:p>
          </table:table-cell>
          <table:table-cell office:value-type="string">
            <text:p>Pomegranate OpenC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atoms=87808</text:p>
          </table:table-cell>
          <table:table-cell office:value-type="float" office:value="11.833">
            <text:p>11.833</text:p>
          </table:table-cell>
          <table:table-cell office:value-type="float" office:value="8.792">
            <text:p>8.792</text:p>
          </table:table-cell>
          <table:table-cell office:value-type="float" office:value="18.575">
            <text:p>18.575</text:p>
          </table:table-cell>
          <table:table-cell office:value-type="float" office:value="13.791">
            <text:p>13.79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73">
            <text:p>11.73</text:p>
          </table:table-cell>
          <table:table-cell office:value-type="float" office:value="8.797">
            <text:p>8.797</text:p>
          </table:table-cell>
          <table:table-cell office:value-type="float" office:value="18.614">
            <text:p>18.614</text:p>
          </table:table-cell>
          <table:table-cell office:value-type="float" office:value="13.67">
            <text:p>13.6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742">
            <text:p>11.742</text:p>
          </table:table-cell>
          <table:table-cell office:value-type="float" office:value="8.795">
            <text:p>8.795</text:p>
          </table:table-cell>
          <table:table-cell office:value-type="float" office:value="18.783">
            <text:p>18.783</text:p>
          </table:table-cell>
          <table:table-cell office:value-type="float" office:value="13.641">
            <text:p>13.64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856">
            <text:p>11.856</text:p>
          </table:table-cell>
          <table:table-cell office:value-type="float" office:value="8.793">
            <text:p>8.793</text:p>
          </table:table-cell>
          <table:table-cell office:value-type="float" office:value="18.744">
            <text:p>18.744</text:p>
          </table:table-cell>
          <table:table-cell office:value-type="float" office:value="13.882">
            <text:p>13.88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529">
            <text:p>11.529</text:p>
          </table:table-cell>
          <table:table-cell office:value-type="float" office:value="8.79">
            <text:p>8.79</text:p>
          </table:table-cell>
          <table:table-cell office:value-type="float" office:value="19.139">
            <text:p>19.139</text:p>
          </table:table-cell>
          <table:table-cell office:value-type="float" office:value="13.655">
            <text:p>13.65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605">
            <text:p>11.605</text:p>
          </table:table-cell>
          <table:table-cell office:value-type="float" office:value="8.776">
            <text:p>8.776</text:p>
          </table:table-cell>
          <table:table-cell office:value-type="float" office:value="19.015">
            <text:p>19.015</text:p>
          </table:table-cell>
          <table:table-cell office:value-type="float" office:value="13.746">
            <text:p>13.74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827">
            <text:p>11.827</text:p>
          </table:table-cell>
          <table:table-cell office:value-type="float" office:value="8.799">
            <text:p>8.799</text:p>
          </table:table-cell>
          <table:table-cell office:value-type="float" office:value="18.744">
            <text:p>18.744</text:p>
          </table:table-cell>
          <table:table-cell office:value-type="float" office:value="13.766">
            <text:p>13.7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754">
            <text:p>11.754</text:p>
          </table:table-cell>
          <table:table-cell office:value-type="float" office:value="8.793">
            <text:p>8.793</text:p>
          </table:table-cell>
          <table:table-cell office:value-type="float" office:value="19.355">
            <text:p>19.355</text:p>
          </table:table-cell>
          <table:table-cell office:value-type="float" office:value="13.684">
            <text:p>13.68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664">
            <text:p>11.664</text:p>
          </table:table-cell>
          <table:table-cell office:value-type="float" office:value="8.791">
            <text:p>8.791</text:p>
          </table:table-cell>
          <table:table-cell office:value-type="float" office:value="18.671">
            <text:p>18.671</text:p>
          </table:table-cell>
          <table:table-cell office:value-type="float" office:value="13.901">
            <text:p>13.90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743">
            <text:p>11.743</text:p>
          </table:table-cell>
          <table:table-cell office:value-type="float" office:value="8.789">
            <text:p>8.789</text:p>
          </table:table-cell>
          <table:table-cell office:value-type="float" office:value="18.651">
            <text:p>18.651</text:p>
          </table:table-cell>
          <table:table-cell office:value-type="float" office:value="13.672">
            <text:p>13.672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41:.C50])" office:value-type="float" office:value="11.7283">
            <text:p>11.7283</text:p>
          </table:table-cell>
          <table:table-cell table:formula="of:=AVERAGE([.D41:.D50])" office:value-type="float" office:value="8.7915">
            <text:p>8.7915</text:p>
          </table:table-cell>
          <table:table-cell table:formula="of:=AVERAGE([.E41:.E50])" office:value-type="float" office:value="18.8291">
            <text:p>18.8291</text:p>
          </table:table-cell>
          <table:table-cell table:formula="of:=AVERAGE([.F41:.F50])" office:value-type="float" office:value="13.7408">
            <text:p>13.740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office:value-type="string">
            <text:p>Tesla OpenCL</text:p>
          </table:table-cell>
          <table:table-cell office:value-type="string">
            <text:p>Pomegranate OpenC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atoms=131072</text:p>
          </table:table-cell>
          <table:table-cell office:value-type="float" office:value="16.203">
            <text:p>16.203</text:p>
          </table:table-cell>
          <table:table-cell office:value-type="float" office:value="12.711">
            <text:p>12.711</text:p>
          </table:table-cell>
          <table:table-cell office:value-type="float" office:value="25.04">
            <text:p>25.04</text:p>
          </table:table-cell>
          <table:table-cell office:value-type="float" office:value="18.237">
            <text:p>18.23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5.956">
            <text:p>15.956</text:p>
          </table:table-cell>
          <table:table-cell office:value-type="float" office:value="12.723">
            <text:p>12.723</text:p>
          </table:table-cell>
          <table:table-cell office:value-type="float" office:value="24.617">
            <text:p>24.617</text:p>
          </table:table-cell>
          <table:table-cell office:value-type="float" office:value="18.175">
            <text:p>18.1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414">
            <text:p>16.414</text:p>
          </table:table-cell>
          <table:table-cell office:value-type="float" office:value="12.739">
            <text:p>12.739</text:p>
          </table:table-cell>
          <table:table-cell office:value-type="float" office:value="24.787">
            <text:p>24.787</text:p>
          </table:table-cell>
          <table:table-cell office:value-type="float" office:value="18.105">
            <text:p>18.10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056">
            <text:p>16.056</text:p>
          </table:table-cell>
          <table:table-cell office:value-type="float" office:value="12.757">
            <text:p>12.757</text:p>
          </table:table-cell>
          <table:table-cell office:value-type="float" office:value="24.675">
            <text:p>24.675</text:p>
          </table:table-cell>
          <table:table-cell office:value-type="float" office:value="18.75">
            <text:p>18.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214">
            <text:p>16.214</text:p>
          </table:table-cell>
          <table:table-cell office:value-type="float" office:value="12.708">
            <text:p>12.708</text:p>
          </table:table-cell>
          <table:table-cell office:value-type="float" office:value="25.495">
            <text:p>25.495</text:p>
          </table:table-cell>
          <table:table-cell office:value-type="float" office:value="18.11">
            <text:p>18.1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5.999">
            <text:p>15.999</text:p>
          </table:table-cell>
          <table:table-cell office:value-type="float" office:value="12.726">
            <text:p>12.726</text:p>
          </table:table-cell>
          <table:table-cell office:value-type="float" office:value="24.464">
            <text:p>24.464</text:p>
          </table:table-cell>
          <table:table-cell office:value-type="float" office:value="18.213">
            <text:p>18.21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435">
            <text:p>16.435</text:p>
          </table:table-cell>
          <table:table-cell office:value-type="float" office:value="12.709">
            <text:p>12.709</text:p>
          </table:table-cell>
          <table:table-cell office:value-type="float" office:value="25.385">
            <text:p>25.385</text:p>
          </table:table-cell>
          <table:table-cell office:value-type="float" office:value="18.236">
            <text:p>18.23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687">
            <text:p>16.687</text:p>
          </table:table-cell>
          <table:table-cell office:value-type="float" office:value="12.713">
            <text:p>12.713</text:p>
          </table:table-cell>
          <table:table-cell office:value-type="float" office:value="24.914">
            <text:p>24.914</text:p>
          </table:table-cell>
          <table:table-cell office:value-type="float" office:value="18.156">
            <text:p>18.15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179">
            <text:p>16.179</text:p>
          </table:table-cell>
          <table:table-cell office:value-type="float" office:value="12.4">
            <text:p>12.4</text:p>
          </table:table-cell>
          <table:table-cell office:value-type="float" office:value="24.612">
            <text:p>24.612</text:p>
          </table:table-cell>
          <table:table-cell office:value-type="float" office:value="18.217">
            <text:p>18.21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041">
            <text:p>16.041</text:p>
          </table:table-cell>
          <table:table-cell office:value-type="float" office:value="12.731">
            <text:p>12.731</text:p>
          </table:table-cell>
          <table:table-cell office:value-type="float" office:value="25.665">
            <text:p>25.665</text:p>
          </table:table-cell>
          <table:table-cell office:value-type="float" office:value="18.192">
            <text:p>18.192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54:.C63])" office:value-type="float" office:value="16.2184">
            <text:p>16.2184</text:p>
          </table:table-cell>
          <table:table-cell table:formula="of:=AVERAGE([.D54:.D63])" office:value-type="float" office:value="12.6917">
            <text:p>12.6917</text:p>
          </table:table-cell>
          <table:table-cell table:formula="of:=AVERAGE([.E54:.E63])" office:value-type="float" office:value="24.9654">
            <text:p>24.9654</text:p>
          </table:table-cell>
          <table:table-cell table:formula="of:=AVERAGE([.F54:.F63])" office:value-type="float" office:value="18.2391">
            <text:p>18.2391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office:value-type="string">
            <text:p>Tesla OpenCL</text:p>
          </table:table-cell>
          <table:table-cell office:value-type="string">
            <text:p>Pomegranate OpenC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186624</text:p>
          </table:table-cell>
          <table:table-cell office:value-type="float" office:value="22.039">
            <text:p>22.039</text:p>
          </table:table-cell>
          <table:table-cell office:value-type="float" office:value="16.715">
            <text:p>16.715</text:p>
          </table:table-cell>
          <table:table-cell office:value-type="float" office:value="31.424">
            <text:p>31.424</text:p>
          </table:table-cell>
          <table:table-cell office:value-type="float" office:value="25.452">
            <text:p>25.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2.468">
            <text:p>22.468</text:p>
          </table:table-cell>
          <table:table-cell office:value-type="float" office:value="16.682">
            <text:p>16.682</text:p>
          </table:table-cell>
          <table:table-cell office:value-type="float" office:value="31.575">
            <text:p>31.575</text:p>
          </table:table-cell>
          <table:table-cell office:value-type="float" office:value="25.508">
            <text:p>25.50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2.871">
            <text:p>22.871</text:p>
          </table:table-cell>
          <table:table-cell office:value-type="float" office:value="16.64">
            <text:p>16.64</text:p>
          </table:table-cell>
          <table:table-cell office:value-type="float" office:value="32.143">
            <text:p>32.143</text:p>
          </table:table-cell>
          <table:table-cell office:value-type="float" office:value="25.199">
            <text:p>25.1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2.648">
            <text:p>22.648</text:p>
          </table:table-cell>
          <table:table-cell office:value-type="float" office:value="16.673">
            <text:p>16.673</text:p>
          </table:table-cell>
          <table:table-cell office:value-type="float" office:value="31.566">
            <text:p>31.566</text:p>
          </table:table-cell>
          <table:table-cell office:value-type="float" office:value="25.333">
            <text:p>25.33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2.577">
            <text:p>22.577</text:p>
          </table:table-cell>
          <table:table-cell office:value-type="float" office:value="16.666">
            <text:p>16.666</text:p>
          </table:table-cell>
          <table:table-cell office:value-type="float" office:value="31.502">
            <text:p>31.502</text:p>
          </table:table-cell>
          <table:table-cell office:value-type="float" office:value="25.55">
            <text:p>25.5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2.61">
            <text:p>22.61</text:p>
          </table:table-cell>
          <table:table-cell office:value-type="float" office:value="16.675">
            <text:p>16.675</text:p>
          </table:table-cell>
          <table:table-cell office:value-type="float" office:value="33.097">
            <text:p>33.097</text:p>
          </table:table-cell>
          <table:table-cell office:value-type="float" office:value="25.281">
            <text:p>25.28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982">
            <text:p>21.982</text:p>
          </table:table-cell>
          <table:table-cell office:value-type="float" office:value="16.673">
            <text:p>16.673</text:p>
          </table:table-cell>
          <table:table-cell office:value-type="float" office:value="31.644">
            <text:p>31.644</text:p>
          </table:table-cell>
          <table:table-cell office:value-type="float" office:value="25.235">
            <text:p>25.23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2.01">
            <text:p>22.01</text:p>
          </table:table-cell>
          <table:table-cell office:value-type="float" office:value="16.714">
            <text:p>16.714</text:p>
          </table:table-cell>
          <table:table-cell office:value-type="float" office:value="32.274">
            <text:p>32.274</text:p>
          </table:table-cell>
          <table:table-cell office:value-type="float" office:value="25.323">
            <text:p>25.32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2.377">
            <text:p>22.377</text:p>
          </table:table-cell>
          <table:table-cell office:value-type="float" office:value="17.159">
            <text:p>17.159</text:p>
          </table:table-cell>
          <table:table-cell office:value-type="float" office:value="32.655">
            <text:p>32.655</text:p>
          </table:table-cell>
          <table:table-cell office:value-type="float" office:value="25.491">
            <text:p>25.49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2.474">
            <text:p>22.474</text:p>
          </table:table-cell>
          <table:table-cell office:value-type="float" office:value="16.664">
            <text:p>16.664</text:p>
          </table:table-cell>
          <table:table-cell office:value-type="float" office:value="32.334">
            <text:p>32.334</text:p>
          </table:table-cell>
          <table:table-cell office:value-type="float" office:value="25.371">
            <text:p>25.371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67:.C76])" office:value-type="float" office:value="22.4056">
            <text:p>22.4056</text:p>
          </table:table-cell>
          <table:table-cell table:formula="of:=AVERAGE([.D67:.D76])" office:value-type="float" office:value="16.7261">
            <text:p>16.7261</text:p>
          </table:table-cell>
          <table:table-cell table:formula="of:=AVERAGE([.E67:.E76])" office:value-type="float" office:value="32.0214">
            <text:p>32.0214</text:p>
          </table:table-cell>
          <table:table-cell table:formula="of:=AVERAGE([.F67:.F76])" office:value-type="float" office:value="25.3743">
            <text:p>25.3743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office:value-type="string">
            <text:p>Tesla OpenCL</text:p>
          </table:table-cell>
          <table:table-cell office:value-type="string">
            <text:p>Pomegranate OpenC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256000</text:p>
          </table:table-cell>
          <table:table-cell office:value-type="float" office:value="30.665">
            <text:p>30.665</text:p>
          </table:table-cell>
          <table:table-cell office:value-type="float" office:value="23.689">
            <text:p>23.689</text:p>
          </table:table-cell>
          <table:table-cell office:value-type="float" office:value="40.056">
            <text:p>40.056</text:p>
          </table:table-cell>
          <table:table-cell office:value-type="float" office:value="31.944">
            <text:p>31.9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1.017">
            <text:p>31.017</text:p>
          </table:table-cell>
          <table:table-cell office:value-type="float" office:value="23.678">
            <text:p>23.678</text:p>
          </table:table-cell>
          <table:table-cell office:value-type="float" office:value="40.509">
            <text:p>40.509</text:p>
          </table:table-cell>
          <table:table-cell office:value-type="float" office:value="31.933">
            <text:p>31.93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0.83">
            <text:p>30.83</text:p>
          </table:table-cell>
          <table:table-cell office:value-type="float" office:value="23.693">
            <text:p>23.693</text:p>
          </table:table-cell>
          <table:table-cell office:value-type="float" office:value="40.535">
            <text:p>40.535</text:p>
          </table:table-cell>
          <table:table-cell office:value-type="float" office:value="32.007">
            <text:p>32.00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0.792">
            <text:p>30.792</text:p>
          </table:table-cell>
          <table:table-cell office:value-type="float" office:value="23.681">
            <text:p>23.681</text:p>
          </table:table-cell>
          <table:table-cell office:value-type="float" office:value="40.318">
            <text:p>40.318</text:p>
          </table:table-cell>
          <table:table-cell office:value-type="float" office:value="31.983">
            <text:p>31.9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0.234">
            <text:p>30.234</text:p>
          </table:table-cell>
          <table:table-cell office:value-type="float" office:value="23.027">
            <text:p>23.027</text:p>
          </table:table-cell>
          <table:table-cell office:value-type="float" office:value="40.926">
            <text:p>40.926</text:p>
          </table:table-cell>
          <table:table-cell office:value-type="float" office:value="31.995">
            <text:p>31.99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1.042">
            <text:p>31.042</text:p>
          </table:table-cell>
          <table:table-cell office:value-type="float" office:value="23.693">
            <text:p>23.693</text:p>
          </table:table-cell>
          <table:table-cell office:value-type="float" office:value="41.85">
            <text:p>41.85</text:p>
          </table:table-cell>
          <table:table-cell office:value-type="float" office:value="32.254">
            <text:p>32.25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0.605">
            <text:p>30.605</text:p>
          </table:table-cell>
          <table:table-cell office:value-type="float" office:value="23.665">
            <text:p>23.665</text:p>
          </table:table-cell>
          <table:table-cell office:value-type="float" office:value="40.598">
            <text:p>40.598</text:p>
          </table:table-cell>
          <table:table-cell office:value-type="float" office:value="31.997">
            <text:p>31.99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0.838">
            <text:p>30.838</text:p>
          </table:table-cell>
          <table:table-cell office:value-type="float" office:value="23.041">
            <text:p>23.041</text:p>
          </table:table-cell>
          <table:table-cell office:value-type="float" office:value="40.236">
            <text:p>40.236</text:p>
          </table:table-cell>
          <table:table-cell office:value-type="float" office:value="31.932">
            <text:p>31.93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0.09">
            <text:p>30.09</text:p>
          </table:table-cell>
          <table:table-cell office:value-type="float" office:value="23.682">
            <text:p>23.682</text:p>
          </table:table-cell>
          <table:table-cell office:value-type="float" office:value="40.851">
            <text:p>40.851</text:p>
          </table:table-cell>
          <table:table-cell office:value-type="float" office:value="31.925">
            <text:p>31.92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0.734">
            <text:p>30.734</text:p>
          </table:table-cell>
          <table:table-cell office:value-type="float" office:value="23.691">
            <text:p>23.691</text:p>
          </table:table-cell>
          <table:table-cell office:value-type="float" office:value="42.226">
            <text:p>42.226</text:p>
          </table:table-cell>
          <table:table-cell office:value-type="float" office:value="31.952">
            <text:p>31.952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80:.C89])" office:value-type="float" office:value="30.6847">
            <text:p>30.6847</text:p>
          </table:table-cell>
          <table:table-cell table:formula="of:=AVERAGE([.D80:.D89])" office:value-type="float" office:value="23.554">
            <text:p>23.554</text:p>
          </table:table-cell>
          <table:table-cell table:formula="of:=AVERAGE([.E80:.E89])" office:value-type="float" office:value="40.8105">
            <text:p>40.8105</text:p>
          </table:table-cell>
          <table:table-cell table:formula="of:=AVERAGE([.F80:.F89])" office:value-type="float" office:value="31.9922">
            <text:p>31.9922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office:value-type="string">
            <text:p>Tesla OpenCL</text:p>
          </table:table-cell>
          <table:table-cell office:value-type="string">
            <text:p>Pomegranate OpenC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340736</text:p>
          </table:table-cell>
          <table:table-cell office:value-type="float" office:value="40.449">
            <text:p>40.449</text:p>
          </table:table-cell>
          <table:table-cell office:value-type="float" office:value="29.256">
            <text:p>29.256</text:p>
          </table:table-cell>
          <table:table-cell office:value-type="float" office:value="52.835">
            <text:p>52.835</text:p>
          </table:table-cell>
          <table:table-cell office:value-type="float" office:value="45.58">
            <text:p>45.5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0.475">
            <text:p>40.475</text:p>
          </table:table-cell>
          <table:table-cell office:value-type="float" office:value="29.258">
            <text:p>29.258</text:p>
          </table:table-cell>
          <table:table-cell office:value-type="float" office:value="53.392">
            <text:p>53.392</text:p>
          </table:table-cell>
          <table:table-cell office:value-type="float" office:value="45.825">
            <text:p>45.82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1.035">
            <text:p>41.035</text:p>
          </table:table-cell>
          <table:table-cell office:value-type="float" office:value="29.273">
            <text:p>29.273</text:p>
          </table:table-cell>
          <table:table-cell office:value-type="float" office:value="52.823">
            <text:p>52.823</text:p>
          </table:table-cell>
          <table:table-cell office:value-type="float" office:value="45.415">
            <text:p>45.41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0.947">
            <text:p>40.947</text:p>
          </table:table-cell>
          <table:table-cell office:value-type="float" office:value="29.331">
            <text:p>29.331</text:p>
          </table:table-cell>
          <table:table-cell office:value-type="float" office:value="53.002">
            <text:p>53.002</text:p>
          </table:table-cell>
          <table:table-cell office:value-type="float" office:value="45.049">
            <text:p>45.04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0.634">
            <text:p>40.634</text:p>
          </table:table-cell>
          <table:table-cell office:value-type="float" office:value="29.279">
            <text:p>29.279</text:p>
          </table:table-cell>
          <table:table-cell office:value-type="float" office:value="52.788">
            <text:p>52.788</text:p>
          </table:table-cell>
          <table:table-cell office:value-type="float" office:value="45.023">
            <text:p>45.02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0.363">
            <text:p>40.363</text:p>
          </table:table-cell>
          <table:table-cell office:value-type="float" office:value="29.271">
            <text:p>29.271</text:p>
          </table:table-cell>
          <table:table-cell office:value-type="float" office:value="53.125">
            <text:p>53.125</text:p>
          </table:table-cell>
          <table:table-cell office:value-type="float" office:value="45.745">
            <text:p>45.74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1.204">
            <text:p>41.204</text:p>
          </table:table-cell>
          <table:table-cell office:value-type="float" office:value="30.19">
            <text:p>30.19</text:p>
          </table:table-cell>
          <table:table-cell office:value-type="float" office:value="52.947">
            <text:p>52.947</text:p>
          </table:table-cell>
          <table:table-cell office:value-type="float" office:value="45.592">
            <text:p>45.59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0.335">
            <text:p>40.335</text:p>
          </table:table-cell>
          <table:table-cell office:value-type="float" office:value="29.304">
            <text:p>29.304</text:p>
          </table:table-cell>
          <table:table-cell office:value-type="float" office:value="52.723">
            <text:p>52.723</text:p>
          </table:table-cell>
          <table:table-cell office:value-type="float" office:value="45.713">
            <text:p>45.71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0.548">
            <text:p>40.548</text:p>
          </table:table-cell>
          <table:table-cell office:value-type="float" office:value="31.324">
            <text:p>31.324</text:p>
          </table:table-cell>
          <table:table-cell office:value-type="float" office:value="52.898">
            <text:p>52.898</text:p>
          </table:table-cell>
          <table:table-cell office:value-type="float" office:value="45.051">
            <text:p>45.05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9.845">
            <text:p>39.845</text:p>
          </table:table-cell>
          <table:table-cell office:value-type="float" office:value="29.282">
            <text:p>29.282</text:p>
          </table:table-cell>
          <table:table-cell office:value-type="float" office:value="52.603">
            <text:p>52.603</text:p>
          </table:table-cell>
          <table:table-cell office:value-type="float" office:value="45.797">
            <text:p>45.797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93:.C102])" office:value-type="float" office:value="40.5835">
            <text:p>40.5835</text:p>
          </table:table-cell>
          <table:table-cell table:formula="of:=AVERAGE([.D93:.D102])" office:value-type="float" office:value="29.5768">
            <text:p>29.5768</text:p>
          </table:table-cell>
          <table:table-cell table:formula="of:=AVERAGE([.E93:.E102])" office:value-type="float" office:value="52.9136">
            <text:p>52.9136</text:p>
          </table:table-cell>
          <table:table-cell table:formula="of:=AVERAGE([.F93:.F102])" office:value-type="float" office:value="45.479">
            <text:p>45.479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9/04/2014</text:date>, <text:time>09:3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4-08T14:08:43.44</meta:creation-date>
    <dc:date>2014-04-09T09:38:33.64</dc:date>
    <dc:creator>Matthew Nunes</dc:creator>
    <meta:editing-duration>PT3H10M59S</meta:editing-duration>
    <meta:editing-cycles>4</meta:editing-cycles>
    <meta:generator>OpenOffice/4.0.1$Win32 OpenOffice.org_project/401m5$Build-9714</meta:generator>
    <meta:document-statistic meta:table-count="3" meta:cell-count="4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98cm" svg:height="15.091cm" xlink:href=".." xlink:type="simple" chart:class="chart:line" chart:style-name="ch1">
        <chart:title svg:x="12.161cm" svg:y="0.436cm" chart:style-name="ch2">
          <text:p>Molecular Dynamics on different GPUs</text:p>
        </chart:title>
        <chart:legend svg:x="31.432cm" svg:y="6.447cm" style:legend-expansion="custom" chartooo:width="4.865cm" chartooo:height="2.196cm" style:legend-expansion-aspect-ratio="2.21539162112933" chart:style-name="ch3"/>
        <chart:plot-area chart:style-name="ch4" table:cell-range-address="Sheet1.K15:Sheet1.K15 Sheet1.I2:Sheet1.M9 Sheet1.J1:Sheet1.M1" chart:data-source-has-labels="both" svg:x="1.175cm" svg:y="1.344cm" svg:width="30.822cm" svg:height="13.008cm">
          <chartooo:coordinate-region svg:x="1.796cm" svg:y="1.556cm" svg:width="29.644cm" svg:height="12.123cm"/>
          <chart:axis chart:dimension="x" chart:name="primary-x" chart:style-name="ch5" chartooo:axis-type="auto">
            <chartooo:date-scale/>
            <chart:title svg:x="14.75cm" svg:y="14.334cm" chart:style-name="ch6">
              <text:p>Number of Atoms</text:p>
            </chart:title>
            <chart:categories table:cell-range-address="Sheet1.I2:Sheet1.I9"/>
          </chart:axis>
          <chart:axis chart:dimension="y" chart:name="primary-y" chart:style-name="ch5">
            <chart:title svg:x="0.001cm" svg:y="10.173cm" chart:style-name="ch7">
              <text:p>Time Taken (Seconds)</text:p>
            </chart:title>
            <chart:grid chart:style-name="ch8" chart:class="major"/>
          </chart:axis>
          <chart:series chart:style-name="ch9" chart:values-cell-range-address="Sheet1.J2:Sheet1.J9" chart:label-cell-address="Sheet1.J1:Sheet1.J1" chart:class="chart:line">
            <chart:data-point chart:repeated="8"/>
          </chart:series>
          <chart:series chart:style-name="ch10" chart:values-cell-range-address="Sheet1.K2:Sheet1.K9" chart:label-cell-address="Sheet1.K1:Sheet1.K1" chart:class="chart:line">
            <chart:data-point chart:repeated="8"/>
          </chart:series>
          <chart:series chart:style-name="ch11" chart:values-cell-range-address="Sheet1.L2:Sheet1.L9" chart:label-cell-address="Sheet1.L1:Sheet1.L1" chart:class="chart:line">
            <chart:data-point chart:repeated="8"/>
          </chart:series>
          <chart:series chart:style-name="ch12" chart:values-cell-range-address="Sheet1.M2:Sheet1.M9" chart:label-cell-address="Sheet1.M1:Sheet1.M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Tesla</text:p>
                <draw:g>
                  <svg:desc>Sheet1.J1:Sheet1.J1</svg:desc>
                </draw:g>
              </table:table-cell>
              <table:table-cell office:value-type="string">
                <text:p>CUDA Pomegranate</text:p>
                <draw:g>
                  <svg:desc>Sheet1.K1:Sheet1.K1</svg:desc>
                </draw:g>
              </table:table-cell>
              <table:table-cell office:value-type="string">
                <text:p>OpenCL Tesla</text:p>
                <draw:g>
                  <svg:desc>Sheet1.L1:Sheet1.L1</svg:desc>
                </draw:g>
              </table:table-cell>
              <table:table-cell office:value-type="string">
                <text:p>OpenCL Pomegranate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Sheet1.I2:Sheet1.I9</svg:desc>
                </draw:g>
              </table:table-cell>
              <table:table-cell office:value-type="float" office:value="2.8467">
                <text:p>2.8467</text:p>
                <draw:g>
                  <svg:desc>Sheet1.J2:Sheet1.J9</svg:desc>
                </draw:g>
              </table:table-cell>
              <table:table-cell office:value-type="float" office:value="2.1056">
                <text:p>2.1056</text:p>
                <draw:g>
                  <svg:desc>Sheet1.K2:Sheet1.K9</svg:desc>
                </draw:g>
              </table:table-cell>
              <table:table-cell office:value-type="float" office:value="4.8746">
                <text:p>4.8746</text:p>
                <draw:g>
                  <svg:desc>Sheet1.L2:Sheet1.L9</svg:desc>
                </draw:g>
              </table:table-cell>
              <table:table-cell office:value-type="float" office:value="2.7074">
                <text:p>2.7074</text:p>
                <draw:g>
                  <svg:desc>Sheet1.M2:Sheet1.M9</svg:desc>
                </draw:g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.7698">
                <text:p>4.7698</text:p>
              </table:table-cell>
              <table:table-cell office:value-type="float" office:value="3.7095">
                <text:p>3.7095</text:p>
              </table:table-cell>
              <table:table-cell office:value-type="float" office:value="7.812">
                <text:p>7.812</text:p>
              </table:table-cell>
              <table:table-cell office:value-type="float" office:value="5.1482">
                <text:p>5.1482</text:p>
              </table:table-cell>
            </table:table-row>
            <table:table-row>
              <table:table-cell office:value-type="float" office:value="55296">
                <text:p>55300</text:p>
              </table:table-cell>
              <table:table-cell office:value-type="float" office:value="7.3485">
                <text:p>7.3485</text:p>
              </table:table-cell>
              <table:table-cell office:value-type="float" office:value="5.5011">
                <text:p>5.5011</text:p>
              </table:table-cell>
              <table:table-cell office:value-type="float" office:value="11.9918">
                <text:p>11.9918</text:p>
              </table:table-cell>
              <table:table-cell office:value-type="float" office:value="7.8365">
                <text:p>7.8365</text:p>
              </table:table-cell>
            </table:table-row>
            <table:table-row>
              <table:table-cell office:value-type="float" office:value="87808">
                <text:p>87810</text:p>
              </table:table-cell>
              <table:table-cell office:value-type="float" office:value="11.7283">
                <text:p>11.7283</text:p>
              </table:table-cell>
              <table:table-cell office:value-type="float" office:value="8.7915">
                <text:p>8.7915</text:p>
              </table:table-cell>
              <table:table-cell office:value-type="float" office:value="18.8291">
                <text:p>18.8291</text:p>
              </table:table-cell>
              <table:table-cell office:value-type="float" office:value="13.7408">
                <text:p>13.740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6.2184">
                <text:p>16.2184</text:p>
              </table:table-cell>
              <table:table-cell office:value-type="float" office:value="12.6917">
                <text:p>12.6917</text:p>
              </table:table-cell>
              <table:table-cell office:value-type="float" office:value="24.9654">
                <text:p>24.9654</text:p>
              </table:table-cell>
              <table:table-cell office:value-type="float" office:value="18.2391">
                <text:p>18.2391</text:p>
              </table:table-cell>
            </table:table-row>
            <table:table-row>
              <table:table-cell office:value-type="float" office:value="186624">
                <text:p>186620</text:p>
              </table:table-cell>
              <table:table-cell office:value-type="float" office:value="22.4056">
                <text:p>22.4056</text:p>
              </table:table-cell>
              <table:table-cell office:value-type="float" office:value="16.7261">
                <text:p>16.7261</text:p>
              </table:table-cell>
              <table:table-cell office:value-type="float" office:value="32.0214">
                <text:p>32.0214</text:p>
              </table:table-cell>
              <table:table-cell office:value-type="float" office:value="25.3743">
                <text:p>25.3743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30.6847">
                <text:p>30.6847</text:p>
              </table:table-cell>
              <table:table-cell office:value-type="float" office:value="23.554">
                <text:p>23.554</text:p>
              </table:table-cell>
              <table:table-cell office:value-type="float" office:value="40.8105">
                <text:p>40.8105</text:p>
              </table:table-cell>
              <table:table-cell office:value-type="float" office:value="31.9922">
                <text:p>31.9922</text:p>
              </table:table-cell>
            </table:table-row>
            <table:table-row>
              <table:table-cell office:value-type="float" office:value="340736">
                <text:p>340740</text:p>
              </table:table-cell>
              <table:table-cell office:value-type="float" office:value="40.5835">
                <text:p>40.5835</text:p>
              </table:table-cell>
              <table:table-cell office:value-type="float" office:value="29.5768">
                <text:p>29.5768</text:p>
              </table:table-cell>
              <table:table-cell office:value-type="float" office:value="52.9136">
                <text:p>52.9136</text:p>
              </table:table-cell>
              <table:table-cell office:value-type="float" office:value="45.479">
                <text:p>45.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